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=====JDBC WITHY INSERT</text:p>
      <text:p text:style-name="Standard">import java.sql.*; <text:s/></text:p>
      <text:p text:style-name="Standard">class InsertPrepared{ <text:s/></text:p>
      <text:p text:style-name="Standard">public static void main(String args[]){ <text:s/></text:p>
      <text:p text:style-name="Standard">try{ <text:s/></text:p>
      <text:p text:style-name="Standard">Class.forName("oracle.jdbc.driver.OracleDriver"); <text:s/></text:p>
      <text:p text:style-name="Standard"><text:s text:c="2"/></text:p>
      <text:p text:style-name="Standard">Connection con=DriverManager.getConnection("jdbc:oracle:thin:@localhost:1521:xe","system","oracle"); <text:s/></text:p>
      <text:p text:style-name="Standard"><text:s text:c="2"/></text:p>
      <text:p text:style-name="Standard">PreparedStatement stmt=con.prepareStatement("insert into Emp values(?,?)"); <text:s/></text:p>
      <text:p text:style-name="Standard">stmt.setInt(1,101);//1 specifies the first parameter in the query <text:s/></text:p>
      <text:p text:style-name="Standard">stmt.setString(2,"Ratan"); <text:s/></text:p>
      <text:p text:style-name="Standard"><text:s text:c="2"/></text:p>
      <text:p text:style-name="Standard">int i=stmt.executeUpdate(); <text:s/></text:p>
      <text:p text:style-name="Standard">System.out.println(i+" records inserted"); <text:s/></text:p>
      <text:p text:style-name="Standard"><text:s text:c="2"/></text:p>
      <text:p text:style-name="Standard">con.close(); <text:s/></text:p>
      <text:p text:style-name="Standard"><text:s text:c="2"/></text:p>
      <text:p text:style-name="Standard">}catch(Exception e){ System.out.println(e);} <text:s/></text:p>
      <text:p text:style-name="Standard"><text:s text:c="2"/></text:p>
      <text:p text:style-name="Standard">} <text:s/></text:p>
      <text:p text:style-name="Standard">} <text:s/></text:p>
      <text:p text:style-name="Standard">======================JDBC WITH SELECT QUERY</text:p>
      <text:p text:style-name="Standard">import java.sql.*; <text:s/></text:p>
      <text:p text:style-name="Standard">class OracleCon{ <text:s/></text:p>
      <text:p text:style-name="Standard">public static void main(String args[]){ <text:s/></text:p>
      <text:p text:style-name="Standard">try{ <text:s/></text:p>
      <text:p text:style-name="Standard">//step1 load the driver class <text:s/></text:p>
      <text:p text:style-name="Standard">Class.forName("oracle.jdbc.driver.OracleDriver"); <text:s/></text:p>
      <text:p text:style-name="Standard"><text:s text:c="2"/></text:p>
      <text:p text:style-name="Standard">//step2 create <text:s/>the connection object <text:s/></text:p>
      <text:p text:style-name="Standard">Connection con=DriverManager.getConnection( <text:s/></text:p>
      <text:p text:style-name="Standard">"jdbc:oracle:thin:@localhost:1521:xe","system","oracle"); <text:s text:c="7"/></text:p>
      <text:p text:style-name="Standard">// con = DriverManager.getConnection("jdbc:oracle:thin:@" + DbIp.trim() + ":1521:orcl", "" + DbUserName.trim() + "", "" + DbPassword.trim() + "");</text:p>
      <text:p text:style-name="Standard"/>
      <text:p text:style-name="Standard"><text:s text:c="2"/></text:p>
      <text:p text:style-name="Standard">//step3 create the statement object <text:s/></text:p>
      <text:p text:style-name="Standard">Statement stmt=con.createStatement(); <text:s/></text:p>
      <text:p text:style-name="Standard"><text:s text:c="2"/></text:p>
      <text:p text:style-name="Standard">//step4 execute query <text:s/></text:p>
      <text:p text:style-name="Standard">ResultSet rs=stmt.executeQuery("select * from emp"); <text:s/></text:p>
      <text:p text:style-name="Standard">while(rs.next()) <text:s/></text:p>
      <text:p text:style-name="Standard">System.out.println(rs.getInt(1)+" <text:s/>"+rs.getString(2)+" <text:s/>"+rs.getString(3)); <text:s/></text:p>
      <text:p text:style-name="Standard"><text:s text:c="2"/></text:p>
      <text:p text:style-name="Standard">//step5 close the connection object <text:s/></text:p>
      <text:p text:style-name="Standard">con.close(); <text:s/></text:p>
      <text:p text:style-name="Standard"><text:s text:c="2"/></text:p>
      <text:p text:style-name="Standard">}catch(Exception e){ System.out.println(e);} <text:s/></text:p>
      <text:p text:style-name="Standard"><text:s text:c="2"/>} <text:s/>} <text:s/></text:p>
      <text:p text:style-name="Standard"><text:soft-page-break/>=========JDBC UPDATE</text:p>
      <text:p text:style-name="Standard"/>
      <text:p text:style-name="Standard">package com.java2novice.jdbc;</text:p>
      <text:p text:style-name="Standard"><text:s/></text:p>
      <text:p text:style-name="Standard">import java.sql.Connection;</text:p>
      <text:p text:style-name="Standard">import java.sql.DriverManager;</text:p>
      <text:p text:style-name="Standard">import java.sql.SQLException;</text:p>
      <text:p text:style-name="Standard">import java.sql.Statement;</text:p>
      <text:p text:style-name="Standard"><text:s/></text:p>
      <text:p text:style-name="Standard">public class MyQueryUpdate {</text:p>
      <text:p text:style-name="Standard"><text:s/></text:p>
      <text:p text:style-name="Standard"><text:s text:c="4"/>public static void main(String[] args) {</text:p>
      <text:p text:style-name="Standard"><text:s text:c="9"/></text:p>
      <text:p text:style-name="Standard"><text:s text:c="8"/>Connection con = null;</text:p>
      <text:p text:style-name="Standard"><text:s text:c="8"/>Statement stmt = null;</text:p>
      <text:p text:style-name="Standard"><text:s text:c="8"/>try {</text:p>
      <text:p text:style-name="Standard"><text:s text:c="12"/>Class.forName("oracle.jdbc.driver.OracleDriver");</text:p>
      <text:p text:style-name="Standard"><text:s text:c="12"/>con = DriverManager.getConnection("jdbc:oracle:thin:@&lt;hostname&gt;:&lt;port num&gt;:&lt;DB name&gt;"</text:p>
      <text:p text:style-name="Standard"><text:s text:c="24"/>,"user","password");</text:p>
      <text:p text:style-name="Standard"><text:s text:c="12"/>stmt = con.createStatement();</text:p>
      <text:p text:style-name="Standard"><text:s text:c="12"/>String query = "update table emp set salary=2000 where empid=200";</text:p>
      <text:p text:style-name="Standard"><text:s text:c="12"/>//count will give you how many records got updated</text:p>
      <text:p text:style-name="Standard"><text:s text:c="12"/>int count = stmt.executeUpdate(query);</text:p>
      <text:p text:style-name="Standard"><text:s text:c="12"/>System.out.println("Updated queries: "+count);</text:p>
      <text:p text:style-name="Standard"><text:s text:c="8"/>} catch (ClassNotFoundException e) {</text:p>
      <text:p text:style-name="Standard"><text:s text:c="12"/>// TODO Auto-generated catch block</text:p>
      <text:p text:style-name="Standard"><text:s text:c="12"/>e.printStackTrace();</text:p>
      <text:p text:style-name="Standard"><text:s text:c="8"/>} catch (SQLException e) {</text:p>
      <text:p text:style-name="Standard"><text:s text:c="12"/>// TODO Auto-generated catch block</text:p>
      <text:p text:style-name="Standard"><text:s text:c="12"/>e.printStackTrace();</text:p>
      <text:p text:style-name="Standard"><text:s text:c="8"/>} finally{</text:p>
      <text:p text:style-name="Standard"><text:s text:c="12"/>try{</text:p>
      <text:p text:style-name="Standard"><text:s text:c="16"/>if(stmt != null) stmt.close();</text:p>
      <text:p text:style-name="Standard"><text:s text:c="16"/>if(con != null) con.close();</text:p>
      <text:p text:style-name="Standard"><text:s text:c="12"/>} catch(Exception ex){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===============jdbc with delete==</text:p>
      <text:p text:style-name="Standard"><text:s text:c="3"/>public class MyQueryUpdate {</text:p>
      <text:p text:style-name="Standard"><text:s/></text:p>
      <text:p text:style-name="Standard"><text:s text:c="4"/>public static void main(String[] args) {</text:p>
      <text:p text:style-name="Standard"><text:s text:c="9"/></text:p>
      <text:p text:style-name="Standard"><text:s text:c="8"/>Connection con = null;</text:p>
      <text:p text:style-name="Standard"><text:s text:c="8"/>Statement stmt = null;</text:p>
      <text:p text:style-name="Standard"><text:s text:c="8"/>try {</text:p>
      <text:p text:style-name="Standard"><text:s text:c="12"/>Class.forName("oracle.jdbc.driver.OracleDriver");</text:p>
      <text:p text:style-name="Standard"><text:s text:c="12"/>con = DriverManager.getConnection("jdbc:oracle:thin:@&lt;hostname&gt;:&lt;port num&gt;:&lt;DB name&gt;"</text:p>
      <text:p text:style-name="Standard"><text:s text:c="24"/>,"user","password");</text:p>
      <text:p text:style-name="Standard"><text:soft-page-break/><text:s text:c="12"/>stmt = con.createStatement();</text:p>
      <text:p text:style-name="Standard"><text:s text:c="10"/></text:p>
      <text:p text:style-name="Standard"><text:s text:c="12"/>//count will give you how many records got updated</text:p>
      <text:p text:style-name="Standard"><text:s text:c="11"/></text:p>
      <text:p text:style-name="Standard"><text:tab/> <text:s text:c="3"/>String sql = "DELETE FROM Registration " + <text:s/>"WHERE id = 101";</text:p>
      <text:p text:style-name="Standard"><text:s text:c="12"/>int count = <text:s/>stmt.executeUpdate(sql); <text:s text:c="11"/></text:p>
      <text:p text:style-name="Standard"><text:tab/> <text:s text:c="3"/>System.out.println("Updated queries: "+count);</text:p>
      <text:p text:style-name="Standard"><text:s text:c="8"/>} catch (ClassNotFoundException e) {</text:p>
      <text:p text:style-name="Standard"><text:s text:c="12"/>// TODO Auto-generated catch block</text:p>
      <text:p text:style-name="Standard"><text:s text:c="12"/>e.printStackTrace();</text:p>
      <text:p text:style-name="Standard"><text:s text:c="8"/>} catch (SQLException e) {</text:p>
      <text:p text:style-name="Standard"><text:s text:c="12"/>// TODO Auto-generated catch block</text:p>
      <text:p text:style-name="Standard"><text:s text:c="12"/>e.printStackTrace();</text:p>
      <text:p text:style-name="Standard"><text:s text:c="8"/>} finally{</text:p>
      <text:p text:style-name="Standard"><text:s text:c="12"/>try{</text:p>
      <text:p text:style-name="Standard"><text:s text:c="16"/>if(stmt != null) stmt.close();</text:p>
      <text:p text:style-name="Standard"><text:s text:c="16"/>if(con != null) con.close();</text:p>
      <text:p text:style-name="Standard"><text:s text:c="12"/>} catch(Exception ex){}</text:p>
      <text:p text:style-name="Standard"><text:s text:c="8"/>}</text:p>
      <text:p text:style-name="Standard"><text:s text:c="4"/>}</text:p>
      <text:p text:style-name="Standard">} <text:s text:c="2"/></text:p>
      <text:p text:style-name="Standard"><text:s text:c="6"/></text:p>
      <text:p text:style-name="Standard"><text:s text:c="5"/>===jdbc create </text:p>
      <text:p text:style-name="Standard"><text:s text:c="5"/></text:p>
      <text:p text:style-name="Standard"><text:s text:c="5"/></text:p>
      <text:p text:style-name="Standard"><text:s text:c="2"/>private static final String CREATE_TABLE_SQL="CREATE TABLE boraji.users ("</text:p>
      <text:p text:style-name="Standard"><text:s text:c="20"/>+ "UID INT NOT NULL,"</text:p>
      <text:p text:style-name="Standard"><text:s text:c="20"/>+ "NAME VARCHAR(45) NOT NULL,"</text:p>
      <text:p text:style-name="Standard"><text:s text:c="20"/>+ "DOB DATE NOT NULL,"</text:p>
      <text:p text:style-name="Standard"><text:s text:c="20"/>+ "EMAIL VARCHAR(45) NOT NULL,"</text:p>
      <text:p text:style-name="Standard"><text:s text:c="20"/>+ "PRIMARY KEY (UID))";</text:p>
      <text:p text:style-name="Standard"><text:tab/><text:tab/> <text:s text:c="3"/></text:p>
      <text:p text:style-name="Standard"><text:tab/><text:tab/> <text:s text:c="5"/>stmt.executeUpdate(CREATE_TABLE_SQL);</text:p>
      <text:p text:style-name="Standard"/>
      <text:p text:style-name="Standard"><text:s text:c="6"/>System.out.println("Table created");</text:p>
      <text:p text:style-name="Standard"><text:s text:c="6"/></text:p>
      <text:p text:style-name="Standard"><text:s text:c="6"/></text:p>
      <text:p text:style-name="Standard"><text:s text:c="6"/></text:p>
      <text:p text:style-name="Standard"><text:s text:c="6"/></text:p>
      <text:p text:style-name="Standard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pi nathan</meta:initial-creator>
    <meta:creation-date>2019-05-09T15:01:59.44</meta:creation-date>
    <meta:document-statistic meta:table-count="0" meta:image-count="0" meta:object-count="0" meta:page-count="3" meta:paragraph-count="135" meta:word-count="361" meta:character-count="4242"/>
    <dc:date>2019-05-09T15:49:35.09</dc:date>
    <dc:creator>gopi nathan</dc:creator>
    <meta:editing-duration>PT17M14S</meta:editing-duration>
    <meta:editing-cycles>1</meta:editing-cycles>
    <meta:generator>OpenOffice/4.1.5$Win32 OpenOffice.org_project/415m1$Build-9789</meta:generator>
  </office:meta>
</office:document-meta>
</file>